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7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72"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7438760659939477741"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7564520637158057907"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1017495409438348833"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2981322683781359868"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text:soft-page-break/>First Sprint TO DO: </text:p>
      <text:list xml:id="list6913961389049879606" text:style-name="L5">
        <text:list-item>
          <text:p text:style-name="P12">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4606255181276065278"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34812010"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8001717822420712791" text:style-name="L7">
        <text:list-item>
          <text:p text:style-name="P14">3 enemies</text:p>
          <text:list>
            <text:list-item>
              <text:p text:style-name="P14">Basic skeleton DONE</text:p>
            </text:list-item>
            <text:list-item>
              <text:p text:style-name="P14"><text:soft-page-break/>Archer Skeleton DONE</text:p>
            </text:list-item>
            <text:list-item>
              <text:p text:style-name="P14">Necromancer skeleton</text:p>
            </text:list-item>
          </text:list>
        </text:list-item>
      </text:list>
      <text:list xml:id="list6935134454547437456"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5099144399855240977"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2076842839363292411"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2543416400125549008"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6487322594327598722"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7354656580264458646"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5813474833862460463" text:style-name="L14">
        <text:list-item>
          <text:p text:style-name="P21"><text:soft-page-break/>World Map/Choose your path</text:p>
        </text:list-item>
        <text:list-item>
          <text:p text:style-name="P21">'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1018139475121241894"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8831741865456994330" text:style-name="L16">
        <text:list-item>
          <text:p text:style-name="P23">Implement deploy mage button DONE</text:p>
        </text:list-item>
      </text:list>
      <text:p text:style-name="P1">Implement Ranger Class</text:p>
      <text:list xml:id="list4892909944684045674"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text:soft-page-break/>Sprint 6</text:p>
      <text:p text:style-name="P1">Implement Status Manager DONE</text:p>
      <text:list xml:id="list9027410457974079204" text:style-name="L18">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349874593099813847" text:style-name="L19">
        <text:list-item>
          <text:p text:style-name="P26">single target damage effect </text:p>
        </text:list-item>
        <text:list-item>
          <text:p text:style-name="P26">aoe damage effect DONE</text:p>
        </text:list-item>
      </text:list>
      <text:p text:style-name="P1">Fix knockdown/standup on defenders DONE</text:p>
      <text:list xml:id="list2902251379064901728"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8870563153320342417"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8434794255512625941"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text:soft-page-break/></text:p>
      <text:p text:style-name="P1">Implement defender animations </text:p>
      <text:list xml:id="list1485050132127980583" text:style-name="L23">
        <text:list-item>
          <text:p text:style-name="P30">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9045320909709548116"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5403813918606992022"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2018726031009861274" text:style-name="L26">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1">Sprint 8</text:p>
      <text:p text:style-name="P1">Set up Basic game loop done</text:p>
      <text:list xml:id="list7278827583353816245"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737774502551782758"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text:soft-page-break/>Sprint 10 Clean up</text:p>
      <text:list xml:id="list7425559808873534610" text:style-name="L29">
        <text:list-item>
          <text:p text:style-name="P36">Clean up UI</text:p>
          <text:list>
            <text:list-item>
              <text:p text:style-name="P36">Replace all text components with tmpro</text:p>
            </text:list-item>
          </text:list>
        </text:list-item>
      </text:list>
      <text:list xml:id="list4651651388022354900" text:style-name="L30">
        <text:list-item>
          <text:p text:style-name="P37">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3906127428715380702"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1101633842445283124"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3788753698449505905" text:style-name="L33">
        <text:list-item>
          <text:p text:style-name="P40">Fix level load/tile issues DONE</text:p>
          <text:list>
            <text:list-item>
              <text:p text:style-name="P40">defenders and enemies shouldn't be placed on occupied tiles</text:p>
            </text:list-item>
          </text:list>
        </text:list-item>
      </text:list>
      <text:list xml:id="list1998392556569799649" text:style-name="L34">
        <text:list-item>
          <text:p text:style-name="P41">Fix combat flow / turn flow sequence DONE</text:p>
          <text:list>
            <text:list-item>
              <text:p text:style-name="P41"><text:soft-page-break/>On new basic combat event start, both defenders and enemies get placed in correct positions</text:p>
            </text:list-item>
            <text:list-item>
              <text:p text:style-name="P41">Player then gets the first turn</text:p>
            </text:list-item>
          </text:list>
        </text:list-item>
      </text:list>
      <text:list xml:id="list173305627229983647" text:style-name="L35">
        <text:list-item>
          <text:p text:style-name="P42">Design/create end combat event DONE</text:p>
          <text:list>
            <text:list-item>
              <text:p text:style-name="P42">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6752246018611906090"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8278709696832284807"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7737511045056508579"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3402548742403413238"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text:soft-page-break/>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6833195591714057434" text:style-name="L40">
        <text:list-item>
          <text:p text:style-name="P47">Implement characters can be assigned items from inventory.</text:p>
          <text:list>
            <text:list-item>
              <text:p text:style-name="P47">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7005833892603521692"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34815322" text:continue-list="list6833195591714057434"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2073952127518385720"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text:soft-page-break/>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8542868976575832513" text:style-name="L43">
        <text:list-item>
          <text:p text:style-name="P50">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5223257511195083233"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4356796592460567765"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5551824753173257088"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4134313268155105652" text:style-name="L47">
        <text:list-item>
          <text:p text:style-name="P54">Priest</text:p>
          <text:list>
            <text:list-item>
              <text:p text:style-name="P54">update holy fire DONE</text:p>
            </text:list-item>
            <text:list-item>
              <text:p text:style-name="P54">update inspire DONE</text:p>
            </text:list-item>
            <text:list-item>
              <text:p text:style-name="P54"><text:soft-page-break/>update Envigorate DONE</text:p>
            </text:list-item>
            <text:list-item>
              <text:p text:style-name="P54">implement encouraging presence DONE</text:p>
            </text:list-item>
          </text:list>
        </text:list-item>
      </text:list>
      <text:list xml:id="list3941893073706970343"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impement dash DONE</text:p>
            </text:list-item>
            <text:list-item>
              <text:p text:style-name="P55">implement poisonous passive DONE</text:p>
            </text:list-item>
          </text:list>
        </text:list-item>
      </text:list>
      <text:p text:style-name="P1">Sprint 17 Enemy abilities and AI update/overhaul COMPLETED 7/30/19</text:p>
      <text:list xml:id="list6267008189662617615"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7621025995688040290"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1033015735334297344"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8328772511110986456"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text:soft-page-break/>implement ai logic DONE</text:p>
            </text:list-item>
          </text:list>
        </text:list-item>
      </text:list>
      <text:list xml:id="list5421678940002128155"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Implement Ai logic DONE</text:p>
              <text:p text:style-name="P60"/>
              <text:p text:style-name="P60">Sprint 18 cleanup + extras 8/4/2019</text:p>
            </text:list-item>
          </text:list>
        </text:list-item>
      </text:list>
      <text:list xml:id="list213000884153546500"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72">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text:soft-page-break/>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5841677761599717025"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7415338029945181194"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text:soft-page-break/>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6802184278402487295"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402959398704709176"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34796934" text:continue-list="list7415338029945181194"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7845046511215390058"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text:soft-page-break/>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5081992876176076683"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7001776773422877192"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text:soft-page-break/></text:p>
      <text:p text:style-name="P2">- Elite Idea </text:p>
      <text:p text:style-name="P4">Sprint 20 completed 17/8/19 (only rogue/warrior talent tree done)</text:p>
      <text:list xml:id="list4446288713273039037" text:style-name="L62">
        <text:list-item>
          <text:p text:style-name="P145">Rest site event</text:p>
          <text:list>
            <text:list-item>
              <text:p text:style-name="P145">Add/test all characters heal 30% option DONE</text:p>
            </text:list-item>
            <text:list-item>
              <text:p text:style-name="P145">One character levels up option DONE</text:p>
            </text:list-item>
          </text:list>
        </text:list-item>
      </text:list>
      <text:list xml:id="list9033027569715622016" text:style-name="L63">
        <text:list-item>
          <text:p text:style-name="P146">Xp/level up system</text:p>
          <text:list>
            <text:list-item>
              <text:p text:style-name="P146">Add level/xp properties to defenders/character data DONE</text:p>
            </text:list-item>
            <text:list-item>
              <text:p text:style-name="P146">Add level up/xp UI to character data panel DONE</text:p>
            </text:list-item>
            <text:list-item>
              <text:p text:style-name="P146">Modify character data to hold info on what abilities a character knows. DONE</text:p>
            </text:list-item>
            <text:list-item>
              <text:p text:style-name="P146">Implement ability trees in character panel DONE</text:p>
            </text:list-item>
          </text:list>
        </text:list-item>
      </text:list>
      <text:list xml:id="list1668309122188276668" text:style-name="L64">
        <text:list-item>
          <text:p text:style-name="P147">Implement/test characters learn new abilities from talent tree DONE</text:p>
        </text:list-item>
        <text:list-item>
          <text:p text:style-name="P147">Design 8 ability trees with 2 abilities/passives in each tree DONE</text:p>
        </text:list-item>
        <text:list-item>
          <text:p text:style-name="P147">Implement above trees + abilities</text:p>
          <text:list>
            <text:list-item>
              <text:p text:style-name="P147">Rogue DONE</text:p>
            </text:list-item>
            <text:list-item>
              <text:p text:style-name="P147">Priest</text:p>
            </text:list-item>
            <text:list-item>
              <text:p text:style-name="P147">Mage</text:p>
            </text:list-item>
            <text:list-item>
              <text:p text:style-name="P147">Warrior DONE</text:p>
            </text:list-item>
          </text:list>
        </text:list-item>
      </text:list>
      <text:p text:style-name="P1"/>
      <text:p text:style-name="P4">Sprint 21 (completed 19/8/19)</text:p>
      <text:list xml:id="list1401836237859271653" text:style-name="L65">
        <text:list-item>
          <text:p text:style-name="P148">Implement 'Block' ability for defenders</text:p>
        </text:list-item>
        <text:list-item>
          <text:p text:style-name="P148">Item System Overhaul</text:p>
          <text:list>
            <text:list-item>
              <text:p text:style-name="P148">implement item rarity DONE</text:p>
            </text:list-item>
            <text:list-item>
              <text:p text:style-name="P148">implement item SO script DONE</text:p>
            </text:list-item>
            <text:list-item>
              <text:p text:style-name="P148">Redesign old items/ create at least 15 items list DONE</text:p>
            </text:list-item>
            <text:list-item>
              <text:p text:style-name="P148">implement new items DONE (implement 'rune' buff later)</text:p>
            </text:list-item>
            <text:list-item>
              <text:p text:style-name="P148">implement probablity/chance logic for receiving rare/epic items DONE</text:p>
            </text:list-item>
          </text:list>
        </text:list-item>
      </text:list>
      <text:p text:style-name="P4">Sprint 22 (completed 20/8/19)</text:p>
      <text:list xml:id="list1010242581100201322" text:style-name="L66">
        <text:list-item>
          <text:p text:style-name="P149"><text:soft-page-break/>Implement Shop Encounter</text:p>
          <text:list>
            <text:list-item>
              <text:p text:style-name="P149">design/implement UI lay out DONE</text:p>
            </text:list-item>
            <text:list-item>
              <text:p text:style-name="P149">item slots class DONE</text:p>
            </text:list-item>
            <text:list-item>
              <text:p text:style-name="P149">add item to inventory logic DONE</text:p>
            </text:list-item>
            <text:list-item>
              <text:p text:style-name="P149">shop event finish logic working DONE</text:p>
            </text:list-item>
            <text:list-item>
              <text:p text:style-name="P149">add shop 'conitinue' button (opens world map) DONE</text:p>
            </text:list-item>
          </text:list>
        </text:list-item>
      </text:list>
      <text:p text:style-name="P4">Sprint 23 Artifact (completed 21/8/19)</text:p>
      <text:list xml:id="list8850082332290318617" text:style-name="L67">
        <text:list-item>
          <text:p text:style-name="P150">Implement Artifact system</text:p>
          <text:list>
            <text:list-item>
              <text:p text:style-name="P150">Design/implement atleast 15 relics DONE</text:p>
            </text:list-item>
            <text:list-item>
              <text:p text:style-name="P150">Implement relic reward from combat encounter DONE</text:p>
            </text:list-item>
            <text:list-item>
              <text:p text:style-name="P150">implement relics in shop DONE</text:p>
            </text:list-item>
            <text:list-item>
              <text:p text:style-name="P150">cant recieve the same relic twice DONE</text:p>
            </text:list-item>
            <text:list-item>
              <text:p text:style-name="P150">shop doesnt duplicate relics DONE</text:p>
            </text:list-item>
            <text:list-item>
              <text:p text:style-name="P150">no errors caused in shop event if no viable relics are available DONE</text:p>
            </text:list-item>
            <text:list-item>
              <text:p text:style-name="P150">implement artifact mouse over panel DONE</text:p>
              <text:list>
                <text:list-item>
                  <text:p text:style-name="P150">artifact panel view DONE</text:p>
                </text:list-item>
                <text:list-item>
                  <text:p text:style-name="P150">artifact reward button DONE</text:p>
                </text:list-item>
                <text:list-item>
                  <text:p text:style-name="P150">artifact shop purchase button DONE</text:p>
                </text:list-item>
              </text:list>
            </text:list-item>
          </text:list>
        </text:list-item>
      </text:list>
      <text:p text:style-name="P4">Sprint 24 Mystery + Treasure Rooms (completed 22/8/19)</text:p>
      <text:list xml:id="list6592330062439709199" text:style-name="L68">
        <text:list-item>
          <text:p text:style-name="P151">Implement Mystery Room encounter (not mystery events though)</text:p>
        </text:list-item>
        <text:list-item>
          <text:p text:style-name="P151">Implement Treasure room encounter</text:p>
          <text:list>
            <text:list-item>
              <text:p text:style-name="P151">Treasure room encounter type DONE</text:p>
            </text:list-item>
            <text:list-item>
              <text:p text:style-name="P151">world map generates treasure rooms DONE</text:p>
            </text:list-item>
            <text:list-item>
              <text:p text:style-name="P151">treasure box on click creates a loot event/window DONE</text:p>
            </text:list-item>
            <text:list-item>
              <text:p text:style-name="P151">On encounter clicked for treasure room logic</text:p>
              <text:list>
                <text:list-item>
                  <text:p text:style-name="P151">generates a new level DONE</text:p>
                </text:list-item>
                <text:list-item>
                  <text:p text:style-name="P151">places a treasure chest at the centre DONE</text:p>
                </text:list-item>
              </text:list>
            </text:list-item>
          </text:list>
        </text:list-item>
      </text:list>
      <text:p text:style-name="P4">Sprint 25 Elite Encounter (completed 25/8/19)</text:p>
      <text:list xml:id="list7036714676198487329" text:style-name="L69">
        <text:list-item>
          <text:p text:style-name="P152"><text:soft-page-break/>Design and implement at least 1 sophisticated and interesting elite encounter DONE</text:p>
        </text:list-item>
        <text:list-item>
          <text:p text:style-name="P152">Grim Reaper Working DONE (move to best whirlwind position <text:s/>not working)</text:p>
        </text:list-item>
        <text:list-item>
          <text:p text:style-name="P152">Elite encounter rewards working DONE</text:p>
        </text:list-item>
        <text:list-item>
          <text:p text:style-name="P152">Set up encounter room probability chances DONE</text:p>
        </text:list-item>
      </text:list>
      <text:p text:style-name="P4">Sprint 26: New Characters (warlock not implement, do later) completed 5/9/19</text:p>
      <text:list xml:id="list6861862016346147998" text:style-name="L70">
        <text:list-item>
          <text:p text:style-name="P153">Design two new playable classes</text:p>
          <text:list>
            <text:list-item>
              <text:p text:style-name="P153">Shaman abilities design + talent tree DONE</text:p>
            </text:list-item>
            <text:list-item>
              <text:p text:style-name="P153">Shaman Sprites/anims found DONE</text:p>
            </text:list-item>
            <text:list-item>
              <text:p text:style-name="P153">Warlock abilities design + talent tree DONE</text:p>
            </text:list-item>
            <text:list-item>
              <text:p text:style-name="P153">Warlock Sprites/anims found </text:p>
            </text:list-item>
          </text:list>
        </text:list-item>
        <text:list-item>
          <text:p text:style-name="P153">Find sprite sheets/animations</text:p>
        </text:list-item>
        <text:list-item>
          <text:p text:style-name="P153">Create Prefabs DONE</text:p>
        </text:list-item>
        <text:list-item>
          <text:p text:style-name="P153">Edit existing scripts (charactbox, character data, PrefabHolder, etc) DONE</text:p>
        </text:list-item>
      </text:list>
      <text:p text:style-name="P4">Sprint 27: Talent Trees rework (completed 6/9/19)</text:p>
      <text:list xml:id="list5278573245131452592"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188847939692081348" text:style-name="L72">
        <text:list-item>
          <text:p text:style-name="P71"><text:soft-page-break/>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1663039747303472505" text:style-name="L73">
        <text:list-item>
          <text:p text:style-name="P154">Death Anims</text:p>
        </text:list-item>
        <text:list-item>
          <text:p text:style-name="P154">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8441597883225039120"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4137921265381319721" text:style-name="L75">
        <text:list-item>
          <text:p text:style-name="P74">create a visuals/tiles/background surronding the tiles DONE</text:p>
          <text:list>
            <text:list-item>
              <text:p text:style-name="P74">could use water tiles to make a BG. DONE</text:p>
            </text:list-item>
          </text:list>
        </text:list-item>
      </text:list>
      <text:list xml:id="list9069969912320622677" text:style-name="L76">
        <text:list-item>
          <text:p text:style-name="P170">Implement camera 'look at' whena defender is selected DONE</text:p>
        </text:list-item>
        <text:list-item>
          <text:p text:style-name="P170">Fine tune camera movement properties (zoom speed, damping, dead zone etc) DONE</text:p>
        </text:list-item>
        <text:list-item>
          <text:p text:style-name="P170"><text:soft-page-break/>Make camera follow enemies during their activation/turn DONE</text:p>
        </text:list-item>
      </text:list>
      <text:p text:style-name="P5"/>
      <text:p text:style-name="P5">Sprint 31: Mass refactoring and clean up (completed 14/9/19, not passive traits)</text:p>
      <text:list xml:id="list418220334716791822"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8222792842700733854" text:style-name="L78">
        <text:list-item>
          <text:p text:style-name="P76">Combat Logic Class</text:p>
          <text:list>
            <text:list-item>
              <text:p text:style-name="P76">create new static combat logic class DONE</text:p>
            </text:list-item>
            <text:list-item>
              <text:p text:style-name="P76">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203538787964018876"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2274252221435549174"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8749362099480738815"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3916200719716269897" text:style-name="L82">
        <text:list-item>
          <text:p text:style-name="P80">Refactor UI canvas scripts (world map, roster, etc) DONE</text:p>
          <text:list>
            <text:list-item>
              <text:p text:style-name="P80"><text:soft-page-break/>create visual parent objects for the static classes DONE</text:p>
            </text:list-item>
          </text:list>
        </text:list-item>
      </text:list>
      <text:list xml:id="list2510878529561281220" text:style-name="L83">
        <text:list-item>
          <text:p text:style-name="P81">Refactor and update enemy scripts/abilities DONE</text:p>
          <text:p text:style-name="P81"/>
        </text:list-item>
      </text:list>
      <text:p text:style-name="P5">Sprint 32: New traits and passives (completed 15/9/19)</text:p>
      <text:list xml:id="list8012736748357178270"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4422845259981756783" text:style-name="L85">
        <text:list-item>
          <text:p text:style-name="P83">Brain storm for new ideas</text:p>
          <text:list>
            <text:list-item>
              <text:p text:style-name="P83">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5146937842854093847" text:style-name="L86">
        <text:list-item>
          <text:p text:style-name="P84"><text:soft-page-break/>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better, etc)</text:p>
            </text:list-item>
          </text:list>
        </text:list-item>
        <text:list-item>
          <text:p text:style-name="P84">Play test and tweak all character values, make the game feel fun and tactically interesting</text:p>
        </text:list-item>
      </text:list>
      <text:list xml:id="list1408014049069485713"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5918569594800917237"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6234838670703036595"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text:soft-page-break/>horizontal view component</text:p>
                </text:list-item>
              </text:list>
            </text:list-item>
          </text:list>
        </text:list-item>
      </text:list>
      <text:list xml:id="list1786712863907083274" text:style-name="L90">
        <text:list-item>
          <text:p text:style-name="P88">New Scripts</text:p>
        </text:list-item>
      </text:list>
      <text:list xml:id="list3279355454292850432"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5544750783020848173"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1670722931566971840"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270585785222909184" text:style-name="L94">
        <text:list-item>
          <text:p text:style-name="P92">Camoflage</text:p>
        </text:list-item>
      </text:list>
      <text:list xml:id="list6072418735046408825"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text:soft-page-break/>camoflage is removed when a character moves off a grass tile DONE</text:p>
        </text:list-item>
      </text:list>
      <text:list xml:id="list5305361374416142401"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8659151207065230743" text:style-name="L97">
        <text:list-item>
          <text:p text:style-name="P95"><text:s/>See notes in design notes document</text:p>
        </text:list-item>
      </text:list>
      <text:p text:style-name="P5">Sprint 39: Rework Necromancer enemy (completed 28/10/19)</text:p>
      <text:list xml:id="list5924353310011337951"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2504202984627983341"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34799330" text:continue-list="list9069969912320622677"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34808800" text:continue-numbering="true" text:style-name="L76">
        <text:list-item>
          <text:list>
            <text:list-item>
              <text:p text:style-name="P98"><text:soft-page-break/>find better item sprites DONE</text:p>
            </text:list-item>
          </text:list>
        </text:list-item>
      </text:list>
      <text:p text:style-name="P5">Sprint 42: Remove spell info box, implement ability info panels (completed 31/10/19)</text:p>
      <text:list xml:id="list7532180830113034956" text:style-name="L100">
        <text:list-item>
          <text:p text:style-name="P99">review scripts from sci fi game</text:p>
        </text:list-item>
      </text:list>
      <text:p text:style-name="P5">Sprint 43: Reward Screen updates + UI view updates (completed 31/10/19)</text:p>
      <text:list xml:id="list4550118719512534837" text:style-name="L101">
        <text:list-item>
          <text:p text:style-name="P100">Reward Screen changes</text:p>
          <text:list>
            <text:list-item>
              <text:p text:style-name="P100">make black screen fade in 50% behind loot screen DONE</text:p>
            </text:list-item>
            <text:list-item>
              <text:p text:style-name="P100">loot reward screen fades in quickly(but not instantly) DONE</text:p>
            </text:list-item>
            <text:list-item>
              <text:p text:style-name="P100">Item reward view transistions in/out quickly(not instantly) DONE</text:p>
            </text:list-item>
            <text:list-item>
              <text:p text:style-name="P100">Item cards lerp(size increase) or highlight slightly when moused over DONE</text:p>
            </text:list-item>
            <text:list-item>
              <text:p text:style-name="P100">appropriate elements are disabled/hidden on combat end DONE</text:p>
              <text:list>
                <text:list-item>
                  <text:p text:style-name="P100">end turn button DONE</text:p>
                </text:list-item>
                <text:list-item>
                  <text:p text:style-name="P100">activation panel view DONE</text:p>
                </text:list-item>
              </text:list>
            </text:list-item>
          </text:list>
        </text:list-item>
      </text:list>
      <text:p text:style-name="P5">Sprint 44: Black Screen Scene/Event transistions (completed 1/11/19)</text:p>
      <text:list xml:id="list8560423131239734398" text:style-name="L102">
        <text:list-item>
          <text:p text:style-name="P101">Menu scene fades out on new game button clicked DONE</text:p>
        </text:list-item>
        <text:list-item>
          <text:p text:style-name="P101">Game scene fades in on scene loaded DONE</text:p>
        </text:list-item>
        <text:list-item>
          <text:p text:style-name="P101">Black screen fades out when valid encounter is clicked on map DONE</text:p>
        </text:list-item>
        <text:list-item>
          <text:p text:style-name="P101">Black screen fades in on combat start DONE</text:p>
        </text:list-item>
      </text:list>
      <text:p text:style-name="P5">Sprint 45: Ability/traits/passives/hp notifications system rework (completed 1/11/19)</text:p>
      <text:list xml:id="list34811781" text:continue-list="list34808800" text:style-name="L76">
        <text:list-item>
          <text:list>
            <text:list-item>
              <text:p text:style-name="P98">Implement a better timing/queue system DONE</text:p>
              <text:list>
                <text:list-item>
                  <text:p text:style-name="P98">every character has its own “queue” list of notifications to play, OR DONE</text:p>
                </text:list-item>
                <text:list-item>
                  <text:p text:style-name="P98">rewrite the notification class methods, improve timing DONE</text:p>
                </text:list-item>
              </text:list>
            </text:list-item>
          </text:list>
        </text:list-item>
      </text:list>
      <text:p text:style-name="P5">Sprint 46: Keyboard numpad triggers ability button clicks (completed 1/11/19)</text:p>
      <text:list xml:id="list8109229914421011370" text:style-name="L103">
        <text:list-item>
          <text:p text:style-name="P102">Update InputManager DONE</text:p>
          <text:list>
            <text:list-item>
              <text:p text:style-name="P102">detetcs numpad presses DONE</text:p>
            </text:list-item>
            <text:list-item>
              <text:p text:style-name="P102">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text:soft-page-break/>Sprint 49: Rework Vampires encounter (completed 5/11/19)</text:p>
      <text:list xml:id="list362502836801666902" text:style-name="L104">
        <text:list-item>
          <text:p text:style-name="P103">Rework abilities DONE</text:p>
          <text:list>
            <text:list-item>
              <text:p text:style-name="P103">Implement life steal passive DONE</text:p>
              <text:list>
                <text:list-item>
                  <text:p text:style-name="P103">passive icon created + sprite found DONE</text:p>
                </text:list-item>
                <text:list-item>
                  <text:p text:style-name="P103">update handle damage DONE</text:p>
                </text:list-item>
              </text:list>
            </text:list-item>
          </text:list>
        </text:list-item>
      </text:list>
      <text:list xml:id="list6966169201342057824" text:style-name="L105">
        <text:list-item>
          <text:p text:style-name="P104">Update script/ai logic DONE</text:p>
        </text:list-item>
        <text:list-item>
          <text:p text:style-name="P104">Play test/balance/debug DONE</text:p>
        </text:list-item>
      </text:list>
      <text:list xml:id="list4155370082671451391" text:style-name="L106">
        <text:list-item>
          <text:p text:style-name="P105">Status effects no longer display data via spell info box when moused over DONE</text:p>
        </text:list-item>
        <text:list-item>
          <text:p text:style-name="P105">Mousing over a status icon enables its info panel view above it that displays DONE</text:p>
          <text:list>
            <text:list-item>
              <text:list>
                <text:list-item>
                  <text:p text:style-name="P105">name of status DONE</text:p>
                </text:list-item>
                <text:list-item>
                  <text:p text:style-name="P105">icon image of the status DONE</text:p>
                </text:list-item>
                <text:list-item>
                  <text:p text:style-name="P105">stacks DONE</text:p>
                </text:list-item>
                <text:list-item>
                  <text:p text:style-name="P105">description of what the passive does DONE</text:p>
                </text:list-item>
              </text:list>
            </text:list-item>
          </text:list>
        </text:list-item>
      </text:list>
      <text:list xml:id="list1035784495492003986" text:style-name="L107">
        <text:list-item>
          <text:p text:style-name="P106">Set up different font color for different elements DONE</text:p>
          <text:list>
            <text:list-item>
              <text:p text:style-name="P106">physical damage printed in brown DONE</text:p>
            </text:list-item>
            <text:list-item>
              <text:p text:style-name="P106">magic damage written in blue DONE</text:p>
            </text:list-item>
            <text:list-item>
              <text:p text:style-name="P106">Normal font written in white DONE</text:p>
            </text:list-item>
            <text:list-item>
              <text:p text:style-name="P106">Titles and effects written in yellow DONE</text:p>
            </text:list-item>
          </text:list>
        </text:list-item>
      </text:list>
      <text:list xml:id="list1658120069385291992" text:style-name="L108">
        <text:list-item>
          <text:p text:style-name="P107">Color codes</text:p>
          <text:list>
            <text:list-item>
              <text:p text:style-name="P107">Red: FD5555</text:p>
            </text:list-item>
            <text:list-item>
              <text:p text:style-name="P107">Brown: 968300</text:p>
            </text:list-item>
            <text:list-item>
              <text:p text:style-name="P107">Blue: 00BEFF</text:p>
            </text:list-item>
            <text:list-item>
              <text:p text:style-name="P107">yellow: FFF91C</text:p>
            </text:list-item>
            <text:list-item>
              <text:p text:style-name="P107">white: FFFFFF</text:p>
            </text:list-item>
          </text:list>
        </text:list-item>
      </text:list>
      <text:list xml:id="list1732589768597891440" text:style-name="L109">
        <text:list-item>
          <text:p text:style-name="P108">New Script TextLogic DONE</text:p>
          <text:list>
            <text:list-item>
              <text:p text:style-name="P108">Set all status descriptions with new method DONE</text:p>
            </text:list-item>
          </text:list>
        </text:list-item>
      </text:list>
      <text:p text:style-name="P2"/>
      <text:p text:style-name="P2"/>
      <text:p text:style-name="P5"><text:soft-page-break/>Sprint 50: Rework Rest site (completed 6/11/19)</text:p>
      <text:list xml:id="list1635138514531804797" text:style-name="L110">
        <text:list-item>
          <text:p text:style-name="P109">New Rest Site Option: Choose a character to heal to full HP or 50% HP DONE</text:p>
          <text:list>
            <text:list-item>
              <text:p text:style-name="P109">Create button on rest page DONE</text:p>
            </text:list-item>
            <text:list-item>
              <text:p text:style-name="P109">clicking button brings up character roster panel DONE</text:p>
            </text:list-item>
            <text:list-item>
              <text:p text:style-name="P109">clicking a character heals them 50% DONE</text:p>
            </text:list-item>
          </text:list>
        </text:list-item>
        <text:list-item>
          <text:p text:style-name="P109">Add Rest sites to map spawning DONE</text:p>
        </text:list-item>
        <text:list-item>
          <text:p text:style-name="P109">play around with rest site spawning properties DONE</text:p>
          <text:list>
            <text:list-item>
              <text:p text:style-name="P109">Rest sites cant spawn consecutively DONE</text:p>
            </text:list-item>
            <text:list-item>
              <text:p text:style-name="P109">rest sites cant spawn on row 1 or 2 DONE</text:p>
            </text:list-item>
          </text:list>
        </text:list-item>
      </text:list>
      <text:list xml:id="list7375401473474470791" text:style-name="L111">
        <text:list-item>
          <text:p text:style-name="P110">Black screen fades out and into camp site screen DONE</text:p>
        </text:list-item>
        <text:list-item>
          <text:p text:style-name="P110">Rest and train buttons highlight /lerp size increase on mouse over DONE</text:p>
        </text:list-item>
      </text:list>
      <text:p text:style-name="P5">Sprint 51: Rework Shop (completed 6/11/19)</text:p>
      <text:list xml:id="list1518807810649761135" text:style-name="L112">
        <text:list-item>
          <text:p text:style-name="P111">Shop screen fades in and out correctly DONE</text:p>
        </text:list-item>
        <text:list-item>
          <text:p text:style-name="P111">Prevent items from appearing twice in shop screen DONE</text:p>
        </text:list-item>
        <text:list-item>
          <text:p text:style-name="P111">Shop encounter spawning DONE</text:p>
          <text:list>
            <text:list-item>
              <text:p text:style-name="P111">modify shop spawn conditions DONE</text:p>
            </text:list-item>
            <text:list-item>
              <text:p text:style-name="P111">shop cannot spawn consecutively DONE</text:p>
            </text:list-item>
          </text:list>
        </text:list-item>
      </text:list>
      <text:p text:style-name="P5">Sprint 52: Skeleton king <text:s/>+ elite encounters rework (completed 6/11/19)</text:p>
      <text:list xml:id="list34808943" text:continue-list="list362502836801666902" text:style-name="L104">
        <text:list-item>
          <text:p text:style-name="P103">Rework abilities DONE</text:p>
        </text:list-item>
      </text:list>
      <text:list xml:id="list1609299984441845000" text:style-name="L113">
        <text:list-item>
          <text:p text:style-name="P112">Update script/ai logic DONE</text:p>
        </text:list-item>
        <text:list-item>
          <text:p text:style-name="P112">Play test/balance/debug DONE</text:p>
        </text:list-item>
        <text:list-item>
          <text:p text:style-name="P112">Elite encounter spawning DONE</text:p>
          <text:list>
            <text:list-item>
              <text:p text:style-name="P112">modify shop spawn conditions DONE</text:p>
            </text:list-item>
            <text:list-item>
              <text:p text:style-name="P112">shop cannot spawn consecutively DONE</text:p>
            </text:list-item>
            <text:list-item>
              <text:p text:style-name="P112">Elites reward relic on death DONE</text:p>
            </text:list-item>
          </text:list>
        </text:list-item>
      </text:list>
      <text:p text:style-name="P5">Sprint 53: New relics + rework old relics (completed 8/11/19)</text:p>
      <text:list xml:id="list2927839997268447929" text:style-name="L114">
        <text:list-item>
          <text:p text:style-name="P113">Design and decide which relics to implement/keep DONE</text:p>
        </text:list-item>
        <text:list-item>
          <text:p text:style-name="P113">Update old relics DONE</text:p>
        </text:list-item>
        <text:list-item>
          <text:p text:style-name="P113"><text:soft-page-break/>Implement new relics DONE</text:p>
        </text:list-item>
        <text:list-item>
          <text:p text:style-name="P113">All relics working DONE</text:p>
        </text:list-item>
      </text:list>
      <text:p text:style-name="P5">Sprint 54: Talent system rework (completed 11/11/19)</text:p>
      <text:list xml:id="list5155105536983474243" text:style-name="L115">
        <text:list-item>
          <text:p text:style-name="P114">Design 3 new abilities, ability upgrades and new traits for each class DONE</text:p>
        </text:list-item>
        <text:list-item>
          <text:p text:style-name="P114">Refactor talent tree: Change from two tree system to 3 tree system DONE</text:p>
        </text:list-item>
        <text:list-item>
          <text:p text:style-name="P114">Create talent view panel above ability bar for player to see talents in combat (do later)</text:p>
        </text:list-item>
        <text:list-item>
          <text:p text:style-name="P114">Priest</text:p>
          <text:list>
            <text:list-item>
              <text:p text:style-name="P114">ability upgrades working / finished</text:p>
              <text:list>
                <text:list-item>
                  <text:p text:style-name="P114">Improved Invigorate DONE</text:p>
                </text:list-item>
                <text:list-item>
                  <text:p text:style-name="P114">Improved Holy Fire DONE</text:p>
                </text:list-item>
              </text:list>
            </text:list-item>
            <text:list-item>
              <text:p text:style-name="P114">new traits working / finished</text:p>
              <text:list>
                <text:list-item>
                  <text:p text:style-name="P114">Fiery Presence DONE</text:p>
                </text:list-item>
                <text:list-item>
                  <text:p text:style-name="P114">Guardian Presence DONE</text:p>
                </text:list-item>
              </text:list>
            </text:list-item>
            <text:list-item>
              <text:p text:style-name="P114">new abilities working / finished</text:p>
              <text:list>
                <text:list-item>
                  <text:p text:style-name="P114">Bless DONE</text:p>
                </text:list-item>
                <text:list-item>
                  <text:p text:style-name="P114">Nightmare DONE</text:p>
                </text:list-item>
              </text:list>
            </text:list-item>
          </text:list>
        </text:list-item>
        <text:list-item>
          <text:p text:style-name="P114">Warrior </text:p>
          <text:list>
            <text:list-item>
              <text:p text:style-name="P114">ability upgrades working / finished</text:p>
              <text:list>
                <text:list-item>
                  <text:p text:style-name="P114">Improved Inspire DONE</text:p>
                </text:list-item>
                <text:list-item>
                  <text:p text:style-name="P114">Improved Whirlwind DONE</text:p>
                </text:list-item>
              </text:list>
            </text:list-item>
            <text:list-item>
              <text:p text:style-name="P114">new traits working / finished</text:p>
              <text:list>
                <text:list-item>
                  <text:p text:style-name="P114">Berserk +2 DONE</text:p>
                </text:list-item>
                <text:list-item>
                  <text:p text:style-name="P114">Block does not expire on activation start. DONE</text:p>
                </text:list-item>
              </text:list>
            </text:list-item>
            <text:list-item>
              <text:p text:style-name="P114">new abilities working / finished</text:p>
              <text:list>
                <text:list-item>
                  <text:p text:style-name="P114">Get Down DONE</text:p>
                </text:list-item>
                <text:list-item>
                  <text:p text:style-name="P114">Blood Lust DONE</text:p>
                </text:list-item>
              </text:list>
            </text:list-item>
          </text:list>
        </text:list-item>
        <text:list-item>
          <text:p text:style-name="P114">Mage</text:p>
          <text:list>
            <text:list-item>
              <text:p text:style-name="P114">ability upgrades working / finished</text:p>
              <text:list>
                <text:list-item>
                  <text:p text:style-name="P114"><text:soft-page-break/>Improved Fireball DONE</text:p>
                </text:list-item>
                <text:list-item>
                  <text:p text:style-name="P114">Improved Telekinesis DONE</text:p>
                </text:list-item>
              </text:list>
            </text:list-item>
            <text:list-item>
              <text:p text:style-name="P114">new traits working / finished</text:p>
              <text:list>
                <text:list-item>
                  <text:p text:style-name="P114">masterful entrapment DONE</text:p>
                </text:list-item>
                <text:list-item>
                  <text:p text:style-name="P114">Fiery Presence DONE</text:p>
                </text:list-item>
              </text:list>
            </text:list-item>
            <text:list-item>
              <text:p text:style-name="P114">new abilities working / finished</text:p>
              <text:list>
                <text:list-item>
                  <text:p text:style-name="P114">Frost Nova DONE</text:p>
                </text:list-item>
                <text:list-item>
                  <text:p text:style-name="P114">Phase Shift DONE</text:p>
                </text:list-item>
              </text:list>
            </text:list-item>
          </text:list>
        </text:list-item>
        <text:list-item>
          <text:p text:style-name="P114">Rogue</text:p>
          <text:list>
            <text:list-item>
              <text:p text:style-name="P114">ability upgrades working / finished</text:p>
              <text:list>
                <text:list-item>
                  <text:p text:style-name="P114">Improved Preparation DONE</text:p>
                </text:list-item>
                <text:list-item>
                  <text:p text:style-name="P114">Improved Dash DONE</text:p>
                </text:list-item>
              </text:list>
            </text:list-item>
            <text:list-item>
              <text:p text:style-name="P114">new traits working / finished</text:p>
              <text:list>
                <text:list-item>
                  <text:p text:style-name="P114">Stealth DONE</text:p>
                </text:list-item>
                <text:list-item>
                  <text:p text:style-name="P114">Venomous (maybe should apply 2 more not just 1) DONE</text:p>
                </text:list-item>
              </text:list>
            </text:list-item>
            <text:list-item>
              <text:p text:style-name="P114">new abilities working / finished</text:p>
              <text:list>
                <text:list-item>
                  <text:p text:style-name="P114">Slice and Dice DONE</text:p>
                </text:list-item>
                <text:list-item>
                  <text:p text:style-name="P114">Chemical Reaction DONE</text:p>
                </text:list-item>
              </text:list>
            </text:list-item>
          </text:list>
        </text:list-item>
      </text:list>
      <text:list xml:id="list2482916077782885834" text:style-name="L116">
        <text:list-item>
          <text:p text:style-name="P115">test and debug all talents DONE</text:p>
        </text:list-item>
        <text:list-item>
          <text:p text:style-name="P115">talent tree row 3 highlights and displays sprites correctly DONE</text:p>
        </text:list-item>
        <text:list-item>
          <text:p text:style-name="P115">talent buttons display AP/CD/Range only if they are abilities DONE</text:p>
        </text:list-item>
      </text:list>
      <text:p text:style-name="P5">Sprint 56: Project Cleanup / Prefab restructuring (completed 12/11/19)</text:p>
      <text:list xml:id="list6467012650007884872" text:style-name="L117">
        <text:list-item>
          <text:p text:style-name="P116">Scripts</text:p>
          <text:list>
            <text:list-item>
              <text:p text:style-name="P116">add comment lines to as many lines as possible DONE</text:p>
            </text:list-item>
            <text:list-item>
              <text:p text:style-name="P116">add regions to all scripts DONE</text:p>
            </text:list-item>
            <text:list-item>
              <text:p text:style-name="P116">Redo naming conventions DONE</text:p>
              <text:list>
                <text:list-item>
                  <text:p text:style-name="P116">variables: lower case</text:p>
                </text:list-item>
                <text:list-item>
                  <text:p text:style-name="P116">properties: upper case</text:p>
                </text:list-item>
                <text:list-item>
                  <text:p text:style-name="P116"><text:soft-page-break/>components: myComponent</text:p>
                </text:list-item>
              </text:list>
            </text:list-item>
            <text:list-item>
              <text:p text:style-name="P116">Remove/comment out unused code DONE</text:p>
            </text:list-item>
          </text:list>
        </text:list-item>
        <text:list-item>
          <text:p text:style-name="P116">Reorganise script folders DONE</text:p>
        </text:list-item>
        <text:list-item>
          <text:p text:style-name="P116">Reorganise all folders in project DONE</text:p>
        </text:list-item>
        <text:list-item>
          <text:p text:style-name="P116">Delete unused sprites/assets DONE</text:p>
        </text:list-item>
        <text:list-item>
          <text:p text:style-name="P116">Rename sprites/assets properly DONE</text:p>
        </text:list-item>
        <text:list-item>
          <text:p text:style-name="P116">Delete legacy prefabs DONE</text:p>
        </text:list-item>
      </text:list>
      <text:p text:style-name="P2"/>
      <text:p text:style-name="P5">Sprint 57 : Refactoring (comleted 13/11/19)</text:p>
      <text:list xml:id="list34809643" text:continue-numbering="true" text:style-name="L117">
        <text:list-item>
          <text:p text:style-name="P116">Code Refactoring</text:p>
          <text:list>
            <text:list-item>
              <text:p text:style-name="P116">Move pinned, poison, stunned etc from living entity to passive manager DONE</text:p>
            </text:list-item>
            <text:list-item>
              <text:p text:style-name="P116">Move entity logic code from defender, enemy, specific enemies, and AILogic into a new class called EntityLogic or EntityController DONE</text:p>
            </text:list-item>
            <text:list-item>
              <text:p text:style-name="P116">Add new enum to ability/abilitydataso: AbilityType(Skill, Ranged Attack, MeleeAttack, Power, etc) DONE</text:p>
            </text:list-item>
            <text:list-item>
              <text:p text:style-name="P116">Make sure every enemy ability usage yields correctly DONE</text:p>
            </text:list-item>
          </text:list>
        </text:list-item>
      </text:list>
      <text:p text:style-name="P5">Sprint ??: Implement Story Events</text:p>
      <text:list xml:id="list8807522003361075183" text:style-name="L158">
        <text:list-item>
          <text:p text:style-name="P143">Mystery rooms can trigger a story events</text:p>
        </text:list-item>
        <text:list-item>
          <text:p text:style-name="P143">Refactor mystery room code/logic</text:p>
        </text:list-item>
        <text:list-item>
          <text:p text:style-name="P143">Pick at least 5 mystery events that will work with the current state of the game</text:p>
          <text:list>
            <text:list-item>
              <text:p text:style-name="P143">Wandering War Veteran</text:p>
            </text:list-item>
            <text:list-item>
              <text:p text:style-name="P143">Travelling Healer</text:p>
            </text:list-item>
            <text:list-item>
              <text:p text:style-name="P143">Fountain of Life</text:p>
            </text:list-item>
            <text:list-item>
              <text:p text:style-name="P143">Abandoned War Camp</text:p>
            </text:list-item>
            <text:list-item>
              <text:p text:style-name="P143">Blood Bank/ Field Hospital</text:p>
            </text:list-item>
            <text:list-item>
              <text:p text:style-name="P143">Sacrificial Altar</text:p>
            </text:list-item>
          </text:list>
        </text:list-item>
      </text:list>
      <text:p text:style-name="P2">Sprint ??: State System</text:p>
      <text:list xml:id="list6678163408782665934" text:style-name="L159">
        <text:list-item>
          <text:p text:style-name="P144">Design and choose at least 8 states (negative and positive)</text:p>
        </text:list-item>
        <text:list-item>
          <text:p text:style-name="P144">New Scripts</text:p>
          <text:list>
            <text:list-item>
              <text:p text:style-name="P144"><text:soft-page-break/>StateDataSO</text:p>
              <text:list>
                <text:list-item>
                  <text:p text:style-name="P144">Name</text:p>
                </text:list-item>
                <text:list-item>
                  <text:p text:style-name="P144">Id (int): used to give states their own unqiue identifier, to prevent modifying the wrong state when the player has 2 of the same type</text:p>
                </text:list-item>
                <text:list-item>
                  <text:p text:style-name="P144">Description</text:p>
                </text:list-item>
                <text:list-item>
                  <text:p text:style-name="P144">Duration / Expiration condition (int/enum)</text:p>
                </text:list-item>
                <text:list-item>
                  <text:p text:style-name="P144">Type: Positive/Negative or Buff/Curse (enum)</text:p>
                </text:list-item>
                <text:list-item>
                  <text:p text:style-name="P144"/>
                </text:list-item>
              </text:list>
            </text:list-item>
            <text:list-item>
              <text:p text:style-name="P144">StateManager</text:p>
              <text:list>
                <text:list-item>
                  <text:p text:style-name="P144">List activeStates: the states currently in play effecting the player</text:p>
                </text:list-item>
                <text:list-item>
                  <text:p text:style-name="P144">GainState(string stateName)</text:p>
                </text:list-item>
                <text:list-item>
                  <text:p text:style-name="P144">RemoveState(string stateName)</text:p>
                </text:list-item>
                <text:list-item>
                  <text:p text:style-name="P144">bool HasState(string stateName)</text:p>
                </text:list-item>
                <text:list-item>
                  <text:p text:style-name="P144">livingEntity/defender script new method: ModifyPropertiesFromStateData</text:p>
                </text:list-item>
                <text:list-item>
                  <text:p text:style-name="P144">ApplyAllStateEffectsToCharacters(): called by EventManager, after defenders have been instantiated</text:p>
                </text:list-item>
                <text:list-item>
                  <text:p text:style-name="P144">ApplyStateEffectToCharacter(LE character, State state): called by </text:p>
                </text:list-item>
                <text:list-item>
                  <text:p text:style-name="P144">Individual State application methods, e.g.</text:p>
                  <text:list>
                    <text:list-item>
                      <text:p text:style-name="P144">ApplyWellFed(), ApplyTired() etc</text:p>
                    </text:list-item>
                  </text:list>
                </text:list-item>
              </text:list>
            </text:list-item>
            <text:list-item>
              <text:p text:style-name="P144">StateLibrary</text:p>
              <text:list>
                <text:list-item>
                  <text:p text:style-name="P144">List of all stateDataSO's</text:p>
                </text:list-item>
                <text:list-item>
                  <text:p text:style-name="P144">GetStateByName(string stateName)</text:p>
                </text:list-item>
              </text:list>
            </text:list-item>
            <text:list-item>
              <text:p text:style-name="P144">State</text:p>
              <text:list>
                <text:list-item>
                  <text:p text:style-name="P144">Prefab that appears on the UI State Panel</text:p>
                </text:list-item>
              </text:list>
            </text:list-item>
          </text:list>
        </text:list-item>
      </text:list>
      <text:p text:style-name="P5">Sprint ??: Goblin Basic Encounter</text:p>
      <text:list xml:id="list5590973096103246538" text:style-name="L118">
        <text:list-item>
          <text:p text:style-name="P117">2x goblin stabby and goblin shooty</text:p>
        </text:list-item>
        <text:list-item>
          <text:p text:style-name="P117">Goblin stabby knows move, strike, and strike that causes weakened</text:p>
        </text:list-item>
        <text:list-item>
          <text:p text:style-name="P117">Goblin shooty knows move, shoot and shoot that causes weakened</text:p>
        </text:list-item>
        <text:list-item>
          <text:p text:style-name="P117">decide on goblin passive ability</text:p>
        </text:list-item>
      </text:list>
      <text:p text:style-name="P5"><text:soft-page-break/></text:p>
      <text:p text:style-name="P2">Sprint ??: Design / Implement Stage 1 Boss</text:p>
      <text:p text:style-name="P2">Sprint ??: Design One more Elite</text:p>
      <text:p text:style-name="P2">Sprint ?? Rework all basic encounters</text:p>
      <text:p text:style-name="P2">Sprint ??: Add 2 new basic encounters (goblins)</text:p>
      <text:p text:style-name="P2">Sprint ??: Implement Story Events</text:p>
      <text:p text:style-name="P2">Sprint ??: Implement States/Curses System</text:p>
      <text:p text:style-name="P2">Sprint ??: Rework camp site (add more options, gain states, etc)</text:p>
      <text:p text:style-name="P2">Sprint ??: World map is generated from a text file or prefab or SO, not programmatically</text:p>
      <text:p text:style-name="P2">Sprint ??: Rework Treasure room encounter</text:p>
      <text:p text:style-name="P2">Sprint ??: Mystery Room Events (maybe)</text:p>
      <text:p text:style-name="P2">Sprint ??: Enemy info panel reworked</text:p>
      <text:p text:style-name="P2">Sprint ??: New Game Start Event (sts neow/whale guy event)</text:p>
      <text:p text:style-name="P2">Sprint ??: Update ability info panel sprites/views</text:p>
      <text:p text:style-name="P2">Sprint ??: Error message system</text:p>
      <text:p text:style-name="P2">Sprint ??: Instructions message system (Choose a target, Choose a tile, etc)</text:p>
      <text:p text:style-name="P2">Sprint ??: Make status icons only display stacks if relevant</text:p>
      <text:p text:style-name="P2">Sprint ??: Redo entity animator controllers to animate an image component, not SR</text:p>
      <text:p text:style-name="P2">Sprint ??: redesign main menu scene views / ability data panel shows actual abilities</text:p>
      <text:p text:style-name="P2">Sprint ??: All buttons rework (highlight on mouse over)</text:p>
      <text:p text:style-name="P2">Sprint ??: Activation windows have buttons that select defenders / make cam look at character / window with character activated lerps and increases size / has health bar / shows facial portrait</text:p>
      <text:p text:style-name="P2">Sprint ??: Re do damage VFX notification anim. Make it like sts, bounce sidesways</text:p>
      <text:p text:style-name="P2">Sprint ??: Movement abilities draw a line representing the path to the destination</text:p>
      <text:p text:style-name="P2">Sprint ??: Movement abilities warn player if the move action would trigger a free strike</text:p>
      <text:p text:style-name="P2">Sprint ??: Ability Bar View update</text:p>
      <text:p text:style-name="P2">Sprint ??: Async movement (stop 'OnNewLocationMovedTo' from pausing movement)</text:p>
      <text:p text:style-name="P2">Sprint ??: While character has block, health bar color is blue and has outline</text:p>
      <text:p text:style-name="P2">Sprint ??: Rework Items/Inventory/Character Inventory View</text:p>
      <text:p text:style-name="P2"><text:soft-page-break/></text:p>
      <text:p text:style-name="P2"/>
      <text:p text:style-name="P3">To Do for MVP</text:p>
      <text:list xml:id="list6447923862793635243" text:style-name="L119">
        <text:list-item>
          <text:p text:style-name="P118">Essential</text:p>
          <text:list>
            <text:list-item>
              <text:p text:style-name="P118">One elite encounter</text:p>
            </text:list-item>
            <text:list-item>
              <text:p text:style-name="P118">One Boss encounter</text:p>
            </text:list-item>
            <text:list-item>
              <text:p text:style-name="P118">One more common encounter</text:p>
            </text:list-item>
            <text:list-item>
              <text:p text:style-name="P118">6 working relics</text:p>
            </text:list-item>
            <text:list-item>
              <text:p text:style-name="P118">talent trees reworked up to talent tier 2 at least (idealy 3)</text:p>
            </text:list-item>
          </text:list>
        </text:list-item>
        <text:list-item>
          <text:p text:style-name="P118">Optional</text:p>
          <text:list>
            <text:list-item>
              <text:p text:style-name="P118">Consumables implemented (at least 3 different types)</text:p>
            </text:list-item>
          </text:list>
        </text:list-item>
      </text:list>
      <text:p text:style-name="P4">Sprint ??: Consumables</text:p>
      <text:list xml:id="list2087111351727500861" text:style-name="L120">
        <text:list-item>
          <text:p text:style-name="P155">Consumables System</text:p>
          <text:list>
            <text:list-item>
              <text:p text:style-name="P155">Design 5 consumables</text:p>
            </text:list-item>
            <text:list-item>
              <text:p text:style-name="P155">Design/implement consumables top bar/slots</text:p>
            </text:list-item>
            <text:list-item>
              <text:p text:style-name="P155">Implement logic </text:p>
              <text:list>
                <text:list-item>
                  <text:p text:style-name="P155">consumable item reward from combat</text:p>
                </text:list-item>
                <text:list-item>
                  <text:p text:style-name="P155">purchase consumables from shops</text:p>
                </text:list-item>
                <text:list-item>
                  <text:p text:style-name="P155">logic behind consumables being used.</text:p>
                </text:list-item>
              </text:list>
            </text:list-item>
          </text:list>
        </text:list-item>
      </text:list>
      <text:p text:style-name="P1"/>
      <text:p text:style-name="P1">Sprint ??: Refactoring</text:p>
      <text:list xml:id="list8186444454877629892" text:style-name="L121">
        <text:list-item>
          <text:p text:style-name="P156">Move passive related logic out of LivingEntity.cs into passive manager</text:p>
          <text:list>
            <text:list-item>
              <text:p text:style-name="P156">pinned</text:p>
            </text:list-item>
            <text:list-item>
              <text:p text:style-name="P156">stunned</text:p>
            </text:list-item>
            <text:list-item>
              <text:p text:style-name="P156">camoflage</text:p>
            </text:list-item>
            <text:list-item>
              <text:p text:style-name="P156">etc</text:p>
            </text:list-item>
          </text:list>
        </text:list-item>
      </text:list>
      <text:list xml:id="list4645603311650528890" text:style-name="L122">
        <text:list-item>
          <text:p text:style-name="P157">Update ability logic methods</text:p>
          <text:list>
            <text:list-item>
              <text:p text:style-name="P157">all abilitys return an action and not void</text:p>
            </text:list-item>
            <text:list-item>
              <text:p text:style-name="P157"><text:soft-page-break/>abilities call OnAbilityUsed() before ability events take place</text:p>
            </text:list-item>
          </text:list>
        </text:list-item>
      </text:list>
      <text:p text:style-name="P1">Sprint ??: Defender Selection</text:p>
      <text:list xml:id="list7072588895212714886" text:style-name="L123">
        <text:list-item>
          <text:p text:style-name="P158">Defenders can be selected even when it is not their activation</text:p>
        </text:list-item>
        <text:list-item>
          <text:p text:style-name="P158">Defenders cannot be made to do anything when selected and it not their activation</text:p>
        </text:list-item>
        <text:list-item>
          <text:p text:style-name="P158"/>
        </text:list-item>
      </text:list>
      <text:p text:style-name="P4">Jobs for other sprints</text:p>
      <text:list xml:id="list4451652890283279198" text:style-name="L124">
        <text:list-item>
          <text:p text:style-name="P159">Update tile highlights</text:p>
          <text:list>
            <text:list-item>
              <text:p text:style-name="P159">make tile highlights play faster</text:p>
            </text:list-item>
            <text:list-item>
              <text:p text:style-name="P159">instead of animating tile directly, animate a blank tile</text:p>
            </text:list-item>
            <text:list-item>
              <text:p text:style-name="P159">tiles have a blank white tile layered over the top of itself. Tile highlights animate the blank tile color/transperency instead of the tile itself.</text:p>
            </text:list-item>
          </text:list>
        </text:list-item>
        <text:list-item>
          <text:p text:style-name="P159">Create a better 'On encounter defeated' experience</text:p>
        </text:list-item>
        <text:list-item>
          <text:p text:style-name="P159">Add enemy and defender death animations</text:p>
        </text:list-item>
        <text:list-item>
          <text:p text:style-name="P159">Design/Implement consumables</text:p>
        </text:list-item>
        <text:list-item>
          <text:p text:style-name="P159">Design new item system (item slots (chest, boots, weapon, ring etc)</text:p>
        </text:list-item>
        <text:list-item>
          <text:p text:style-name="P159">Implement ability types (attack, skill, buff), attack types(melee attack, ranged attack) and damage types (none, physical damage, magic damage, poison damage, etc)</text:p>
        </text:list-item>
        <text:list-item>
          <text:p text:style-name="P159">Implement bonus dexterity status icon.</text:p>
        </text:list-item>
        <text:list-item>
          <text:p text:style-name="P159">Rework status icons (some status dont need numbers, some can go to negative, some can't, etc)</text:p>
          <text:list>
            <text:list-item>
              <text:p text:style-name="P159">status icon descriptions should take their number values into considering when displaying description (e.g. Poison should say “ At the end of turn take 5 damage” not “At the end of turn take damage).</text:p>
            </text:list-item>
          </text:list>
        </text:list-item>
        <text:list-item>
          <text:p text:style-name="P159">Rework Ability, effects and damage notifications (better timing, add image icons, different fonts maybe, etc)</text:p>
        </text:list-item>
        <text:list-item>
          <text:p text:style-name="P159">Rework ability buttons <text:s/>(descriptions should take their number values and modifiers into consideration when displaying description (e.g. Deal 3 (+4) damage, where the brackets are strength)</text:p>
        </text:list-item>
        <text:list-item>
          <text:p text:style-name="P159">Implement Boss Encounters</text:p>
        </text:list-item>
        <text:list-item>
          <text:p text:style-name="P159">Implement rune status (blocks negative status effects like poison, stat reductions etc)</text:p>
        </text:list-item>
        <text:list-item>
          <text:p text:style-name="P159">Idiot proof treasure encounter (make defenders unclickable, unselectable etc).</text:p>
        </text:list-item>
      </text:list>
      <text:p text:style-name="P1"/>
      <text:p text:style-name="P1"><text:soft-page-break/>Sprint ??</text:p>
      <text:list xml:id="list779891269817436008" text:style-name="L125">
        <text:list-item>
          <text:p text:style-name="P160">Redesign game plot and back story</text:p>
          <text:list>
            <text:list-item>
              <text:p text:style-name="P160">What is the mission? The problem? Who is/are the villains?</text:p>
            </text:list-item>
          </text:list>
        </text:list-item>
      </text:list>
      <text:list xml:id="list6464080109480789423" text:style-name="L126">
        <text:list-item>
          <text:p text:style-name="P161">Redesign defenders and abilities</text:p>
          <text:list>
            <text:list-item>
              <text:p text:style-name="P161">choose starting 4 gods and abilities</text:p>
            </text:list-item>
          </text:list>
        </text:list-item>
      </text:list>
      <text:list xml:id="list2164102584440067555" text:style-name="L127">
        <text:list-item>
          <text:p text:style-name="P162">redesign enemies and abilities</text:p>
          <text:list>
            <text:list-item>
              <text:p text:style-name="P162">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World/Level/Tiles</text:p>
      <text:list xml:id="list7197683479859618907" text:style-name="L128">
        <text:list-item>
          <text:p text:style-name="P119">Implement some more tile types</text:p>
        </text:list-item>
        <text:list-item>
          <text:p text:style-name="P119">Implement Ai logic for taking advantage of different tile types</text:p>
        </text:list-item>
        <text:list-item>
          <text:p text:style-name="P119">Implement randomly generated world/hexagon types DONE</text:p>
        </text:list-item>
      </text:list>
      <text:p text:style-name="P2">Items/Loot</text:p>
      <text:list xml:id="list6154994355934267728" text:style-name="L129">
        <text:list-item>
          <text:p text:style-name="P120">Implement more items</text:p>
        </text:list-item>
        <text:list-item>
          <text:p text:style-name="P120">implement item rarity + drop chance </text:p>
        </text:list-item>
      </text:list>
      <text:p text:style-name="P2">Enemies</text:p>
      <text:list xml:id="list2036240127006678015" text:style-name="L130">
        <text:list-item>
          <text:p text:style-name="P121">Balance and tweak existing enemies</text:p>
        </text:list-item>
        <text:list-item>
          <text:p text:style-name="P121">Change vulnerable: 150% bonus damage not 200%</text:p>
        </text:list-item>
        <text:list-item>
          <text:p text:style-name="P121">Extreme tune enemies and have fun with their properties/behaviour</text:p>
        </text:list-item>
        <text:list-item>
          <text:p text:style-name="P121">implement some more enemies + abilities</text:p>
          <text:list>
            <text:list-item>
              <text:p text:style-name="P121">implement stealth/camoflagued + mega stealth/perma stealth/ invisbile</text:p>
            </text:list-item>
          </text:list>
        </text:list-item>
      </text:list>
      <text:p text:style-name="P1"/>
      <text:p text:style-name="P3">Remaining systems (7/22/19)</text:p>
      <text:list xml:id="list6750059494874121122" text:style-name="L131">
        <text:list-item>
          <text:p text:style-name="P163">character XP/level up system</text:p>
          <text:list>
            <text:list-item>
              <text:p text:style-name="P163">enemies reward XP on death</text:p>
            </text:list-item>
            <text:list-item>
              <text:p text:style-name="P163">enemy encounters reward xp on event end</text:p>
            </text:list-item>
            <text:list-item>
              <text:p text:style-name="P163">level up notifcations (end of combat, before reward screen pops up?)</text:p>
              <text:list>
                <text:list-item>
                  <text:p text:style-name="P163"><text:soft-page-break/>maybe character data panel level number text is highlighted while player has unspent stat points?</text:p>
                </text:list-item>
              </text:list>
            </text:list-item>
            <text:list-item>
              <text:p text:style-name="P163">level up rewards a stat point that can be used to increase a trait</text:p>
              <text:list>
                <text:list-item>
                  <text:p text:style-name="P163">re-do stat panel in character panel: add buttons to increase values</text:p>
                </text:list-item>
                <text:list-item>
                  <text:p text:style-name="P163">add a property/panel text for 'Stat Points': currency for increasing stats</text:p>
                </text:list-item>
              </text:list>
            </text:list-item>
            <text:list-item>
              <text:p text:style-name="P163">character talent tree</text:p>
              <text:list>
                <text:list-item>
                  <text:p text:style-name="P163">design talent tree visual layout, UI, buttons etc</text:p>
                </text:list-item>
                <text:list-item>
                  <text:p text:style-name="P163">design abilties to be placed on the tree</text:p>
                </text:list-item>
              </text:list>
            </text:list-item>
          </text:list>
        </text:list-item>
      </text:list>
      <text:p text:style-name="P1"/>
      <text:list xml:id="list5127712428677224415" text:style-name="L132">
        <text:list-item>
          <text:p text:style-name="P164">Artifacts system</text:p>
          <text:list>
            <text:list-item>
              <text:p text:style-name="P164">design some common, rare and boss relics</text:p>
            </text:list-item>
            <text:list-item>
              <text:p text:style-name="P164">design artifact loot reward button and logic</text:p>
              <text:list>
                <text:list-item>
                  <text:p text:style-name="P164">an artifact cant be offered if the player already has it</text:p>
                </text:list-item>
              </text:list>
            </text:list-item>
            <text:list-item>
              <text:p text:style-name="P164">design UI panel for displaying artifacts</text:p>
            </text:list-item>
          </text:list>
        </text:list-item>
      </text:list>
      <text:p text:style-name="P1"/>
      <text:list xml:id="list6594154186586000889" text:style-name="L133">
        <text:list-item>
          <text:p text:style-name="P165">States/ Debuff/ Curses system</text:p>
          <text:list>
            <text:list-item>
              <text:p text:style-name="P165">Design some curses</text:p>
            </text:list-item>
            <text:list-item>
              <text:p text:style-name="P165">perhaps curses dont have be exclusively bad?</text:p>
            </text:list-item>
            <text:list-item>
              <text:p text:style-name="P165">design UI panel for displaying active curses</text:p>
            </text:list-item>
            <text:list-item>
              <text:p text:style-name="P165">design some events and ways the player can get curses</text:p>
            </text:list-item>
            <text:list-item>
              <text:p text:style-name="P165">maybe some curses have a duration? 3 encounters, 2 combats, infinite, until next boss defeated, etc.</text:p>
            </text:list-item>
          </text:list>
        </text:list-item>
      </text:list>
      <text:p text:style-name="P1"/>
      <text:list xml:id="list8359874533452204390" text:style-name="L134">
        <text:list-item>
          <text:p text:style-name="P166">Mystery Events </text:p>
          <text:list>
            <text:list-item>
              <text:p text:style-name="P166">Design and decide on some mystery events</text:p>
              <text:list>
                <text:list-item>
                  <text:p text:style-name="P166">Mystery event base class, each event is its own class maybe? OR</text:p>
                </text:list-item>
                <text:list-item>
                  <text:p text:style-name="P166">Create a prefab GO for each event, each GO has its own script</text:p>
                </text:list-item>
              </text:list>
            </text:list-item>
          </text:list>
        </text:list-item>
      </text:list>
      <text:list xml:id="list4208743813038329742" text:style-name="L135">
        <text:list-item>
          <text:p text:style-name="P167">the same mystery event cant appear more then once during a run</text:p>
          <text:p text:style-name="P167"/>
        </text:list-item>
      </text:list>
      <text:p text:style-name="P1"><text:soft-page-break/></text:p>
      <text:list xml:id="list788479093769827838" text:style-name="L136">
        <text:list-item>
          <text:p text:style-name="P168">Shop/Village Event</text:p>
          <text:list>
            <text:list-item>
              <text:p text:style-name="P168">Design/implement shop features</text:p>
              <text:list>
                <text:list-item>
                  <text:p text:style-name="P168">buy artifacts</text:p>
                </text:list-item>
                <text:list-item>
                  <text:p text:style-name="P168">remove curses/states</text:p>
                  <text:p text:style-name="P168"/>
                </text:list-item>
              </text:list>
            </text:list-item>
          </text:list>
        </text:list-item>
      </text:list>
      <text:list xml:id="list6588830364345814303" text:style-name="L137">
        <text:list-item>
          <text:p text:style-name="P169">Boss Event</text:p>
          <text:list>
            <text:list-item>
              <text:p text:style-name="P169">Design/implement some bosses</text:p>
            </text:list-item>
            <text:list-item>
              <text:p text:style-name="P169">special item reward logic</text:p>
            </text:list-item>
            <text:list-item>
              <text:p text:style-name="P169">boss artifact reward event</text:p>
            </text:list-item>
            <text:list-item>
              <text:p text:style-name="P169">eventmanager: end boss fight event</text:p>
              <text:list>
                <text:list-item>
                  <text:p text:style-name="P169">create a new hexagon world map, etc</text:p>
                </text:list-item>
              </text:list>
            </text:list-item>
          </text:list>
        </text:list-item>
      </text:list>
      <text:p text:style-name="P3"/>
      <text:p text:style-name="P3"/>
      <text:p text:style-name="P3">Play Testing Notes</text:p>
      <text:p text:style-name="P5">Play Test 8/24/19</text:p>
      <text:list xml:id="list9121878678937562442" text:style-name="L138">
        <text:list-item>
          <text:p text:style-name="P122">shouldn't recieve the same item twice in a loot reward screen</text:p>
        </text:list-item>
        <text:list-item>
          <text:p text:style-name="P122">shouldn't receive the same item twice in a shop screen</text:p>
        </text:list-item>
        <text:list-item>
          <text:p text:style-name="P122">'continue' button in shop doesnt highlight hexagons when the map opens</text:p>
        </text:list-item>
        <text:list-item>
          <text:p text:style-name="P122">Grim reaper encounter feels a little weak. I only took 11 damage to my warrior FIXED</text:p>
        </text:list-item>
        <text:list-item>
          <text:p text:style-name="P122">relic info panels in shop and on top bar are too small FIXED</text:p>
        </text:list-item>
        <text:list-item>
          <text:p text:style-name="P122">the 1<text:span text:style-name="T1">st</text:span> relic info panel on top bar hangs over the screen and cant be read FIXED</text:p>
        </text:list-item>
        <text:list-item>
          <text:p text:style-name="P122">enemy spawn locations are inconsistent</text:p>
        </text:list-item>
        <text:list-item>
          <text:p text:style-name="P122">rock golems broken, not attacking or doing anything (not enough AP console messages) FIXED</text:p>
        </text:list-item>
        <text:list-item>
          <text:p text:style-name="P122">items in inventory view bugs. Some item cards appear larger then others</text:p>
        </text:list-item>
        <text:list-item>
          <text:p text:style-name="P122">world map bugs. Once passed have half way, it highlights and sets availble to wrong encounters (doesnt set adjacent tiles availble, instead sets the tile to the top left and the one above it as available) FIXED</text:p>
        </text:list-item>
        <text:list-item>
          <text:p text:style-name="P122">talent trees need more work: description panels on mouse over, talents should be greyed out of not <text:soft-page-break/>availble to purchase or not owned yet. Talents points number should be highlighted or embelished when the character has 1 or more points. </text:p>
        </text:list-item>
        <text:list-item>
          <text:p text:style-name="P122">Need to finish talent trees (mage, priest)</text:p>
        </text:list-item>
        <text:list-item>
          <text:p text:style-name="P122">Character roster info panel shows warrior sprite and warrior name regardless of the characters class FIXED</text:p>
        </text:list-item>
        <text:list-item>
          <text:p text:style-name="P122">camp site typo: if player has kettle bell, the text should say “gain 2 levelS” not “level” FIXED</text:p>
        </text:list-item>
        <text:list-item>
          <text:p text:style-name="P122">game feels a little bit too easy. Play around with ways to increase difficulty</text:p>
        </text:list-item>
        <text:list-item>
          <text:p text:style-name="P122">map generation is too random. Make a better system DONE</text:p>
        </text:list-item>
      </text:list>
      <text:p text:style-name="P3">To do before alpha test</text:p>
      <text:p text:style-name="P3"/>
      <text:list xml:id="list9143670953498273716" text:style-name="L139">
        <text:list-item>
          <text:p text:style-name="P123">talent trees</text:p>
          <text:list>
            <text:list-item>
              <text:p text:style-name="P123">finish talent trees for priest/mage</text:p>
            </text:list-item>
            <text:list-item>
              <text:p text:style-name="P123">make talent trees “choose one or the other” </text:p>
            </text:list-item>
            <text:list-item>
              <text:p text:style-name="P123">UI and view fixes</text:p>
              <text:list>
                <text:list-item>
                  <text:p text:style-name="P123">talent points should be highlighted or sparkling if its more then 0</text:p>
                </text:list-item>
                <text:list-item>
                  <text:p text:style-name="P123">design highlighting/affordance system for buttons</text:p>
                  <text:list>
                    <text:list-item>
                      <text:p text:style-name="P123">unowned and unpurchasable talents should be greyed out</text:p>
                    </text:list-item>
                    <text:list-item>
                      <text:p text:style-name="P123">unowned but purchasable talents should have normal color and have a green highlight around them</text:p>
                    </text:list-item>
                    <text:list-item>
                      <text:p text:style-name="P123">place two way arrow between buttons to indicate “one or the other” purchase system</text:p>
                    </text:list-item>
                  </text:list>
                </text:list-item>
              </text:list>
            </text:list-item>
          </text:list>
        </text:list-item>
      </text:list>
      <text:list xml:id="list3460914584007781256" text:style-name="L140">
        <text:list-item>
          <text:p text:style-name="P124">items</text:p>
          <text:list>
            <text:list-item>
              <text:p text:style-name="P124">item card looks ugly: redesign item card view</text:p>
            </text:list-item>
            <text:list-item>
              <text:p text:style-name="P124">Add feature: player can give player an item from the inventory view</text:p>
            </text:list-item>
            <text:list-item>
              <text:p text:style-name="P124">find better item sprites</text:p>
            </text:list-item>
            <text:list-item>
              <text:p text:style-name="P124">new scripts for different views</text:p>
              <text:list>
                <text:list-item>
                  <text:p text:style-name="P124">itemcard in inventory script + prefab</text:p>
                </text:list-item>
                <text:list-item>
                  <text:p text:style-name="P124">fix content size fitter settings of inventory to make it look neater</text:p>
                </text:list-item>
                <text:list-item>
                  <text:p text:style-name="P124">item card in shop script + prefab</text:p>
                </text:list-item>
              </text:list>
            </text:list-item>
          </text:list>
        </text:list-item>
      </text:list>
      <text:list xml:id="list34815980" text:continue-list="list188847939692081348" text:style-name="L72">
        <text:list-item>
          <text:p text:style-name="P71">Front page/ new game screen</text:p>
          <text:list>
            <text:list-item>
              <text:p text:style-name="P71"><text:soft-page-break/>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6262645592460425824" text:style-name="L141">
        <text:list-item>
          <text:p text:style-name="P125">Ability/traits/passives/hp notifications system</text:p>
          <text:list>
            <text:list-item>
              <text:p text:style-name="P125">Implement a better timing/queue system</text:p>
              <text:list>
                <text:list-item>
                  <text:p text:style-name="P125">every character has its own “queue” list of notifications to play, OR</text:p>
                </text:list-item>
                <text:list-item>
                  <text:p text:style-name="P125">rewrite the notification class methods, improve timing</text:p>
                </text:list-item>
              </text:list>
            </text:list-item>
            <text:list-item>
              <text:p text:style-name="P125">HP modification should have its own notification prefab</text:p>
              <text:list>
                <text:list-item>
                  <text:p text:style-name="P125">Display a heart symbol instead of hp text</text:p>
                </text:list-item>
                <text:list-item>
                  <text:p text:style-name="P125">health increases make the font green, health loses make the font red</text:p>
                </text:list-item>
              </text:list>
            </text:list-item>
          </text:list>
        </text:list-item>
      </text:list>
      <text:list xml:id="list7666586854942978946" text:style-name="L142">
        <text:list-item>
          <text:p text:style-name="P126">Poison stacks modification should have its own notification prefab</text:p>
          <text:list>
            <text:list-item>
              <text:p text:style-name="P126">Display a green skull/bones symbol instead of “poison” text</text:p>
            </text:list-item>
          </text:list>
        </text:list-item>
        <text:list-item>
          <text:p text:style-name="P126">Ap amount modification should have its own notification prefab</text:p>
          <text:list>
            <text:list-item>
              <text:p text:style-name="P126">Display the green energy swirl symbol instead of “AP” text</text:p>
            </text:list-item>
          </text:list>
        </text:list-item>
        <text:list-item>
          <text:p text:style-name="P126">Block amount modification should have its own notification prefab</text:p>
          <text:list>
            <text:list-item>
              <text:p text:style-name="P126">Display a shield symbol instead of “block” text<text:tab/></text:p>
            </text:list-item>
          </text:list>
        </text:list-item>
      </text:list>
      <text:p text:style-name="P2">Character Sprites</text:p>
      <text:list xml:id="list420308124151728285" text:style-name="L143">
        <text:list-item>
          <text:p text:style-name="P127">Decide whether to buy skeletons pack sprite sheets or bone based heroes/skellies</text:p>
        </text:list-item>
        <text:list-item>
          <text:p text:style-name="P127">Re-implement the character animations</text:p>
        </text:list-item>
        <text:list-item>
          <text:p text:style-name="P127">implement death animations</text:p>
        </text:list-item>
      </text:list>
      <text:p text:style-name="P2">World/Camera View</text:p>
      <text:list xml:id="list34800532" text:continue-list="list8441597883225039120" text:style-name="L74">
        <text:list-item>
          <text:p text:style-name="P73">Change camera and view system</text:p>
          <text:list>
            <text:list-item>
              <text:p text:style-name="P73"><text:soft-page-break/>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525136329191403811" text:style-name="L144">
        <text:list-item>
          <text:p text:style-name="P128">create a visuals/tiles/background surronding the tiles</text:p>
          <text:list>
            <text:list-item>
              <text:p text:style-name="P128">could use water tiles to make a BG.</text:p>
            </text:list-item>
          </text:list>
        </text:list-item>
      </text:list>
      <text:list xml:id="list4314762152930627815" text:style-name="L145">
        <text:list-item>
          <text:p text:style-name="P129">possibly need to implement cinemachine camera system, and rewatch the tutorial from 2d course</text:p>
        </text:list-item>
      </text:list>
      <text:p text:style-name="P2">Characters</text:p>
      <text:list xml:id="list6439943003927709179" text:style-name="L146">
        <text:list-item>
          <text:p text:style-name="P130">Design/Implement two more playable classes</text:p>
        </text:list-item>
      </text:list>
      <text:p text:style-name="P2">Events</text:p>
      <text:list xml:id="list1062914632328513988" text:style-name="L147">
        <text:list-item>
          <text:p text:style-name="P131">Implement a nice on combat ended event</text:p>
          <text:list>
            <text:list-item>
              <text:p text:style-name="P131">last enemy dies and wait until animation has finished</text:p>
            </text:list-item>
            <text:list-item>
              <text:p text:style-name="P131">character notifications for xp gained, wait til finished</text:p>
            </text:list-item>
            <text:list-item>
              <text:p text:style-name="P131">character notifications if leveled up, wait til finished</text:p>
            </text:list-item>
            <text:list-item>
              <text:p text:style-name="P131">blend in transparent black background, while loading the loot screen over the top of it.</text:p>
            </text:list-item>
          </text:list>
        </text:list-item>
      </text:list>
      <text:list xml:id="list34799086" text:continue-list="list525136329191403811" text:style-name="L144">
        <text:list-header>
          <text:p text:style-name="P128"/>
          <text:p text:style-name="P128"/>
          <text:p text:style-name="P128">Andrei play test notes</text:p>
        </text:list-header>
      </text:list>
      <text:list xml:id="list8552342900625896704" text:style-name="L148">
        <text:list-item>
          <text:p text:style-name="P132">Input broken</text:p>
        </text:list-item>
        <text:list-item>
          <text:p text:style-name="P132">fireball targetting occasionly not working</text:p>
          <text:list>
            <text:list-item>
              <text:p text:style-name="P132">possibly caused by clicking from ability to ability</text:p>
            </text:list-item>
          </text:list>
        </text:list-item>
      </text:list>
      <text:list xml:id="list5461175439488408098" text:style-name="L149">
        <text:list-item>
          <text:p text:style-name="P133">necromancer causes crash</text:p>
          <text:list>
            <text:list-item>
              <text:p text:style-name="P133">if no tiles are valid to place a zombie on, a null is returned</text:p>
            </text:list-item>
          </text:list>
        </text:list-item>
      </text:list>
      <text:p text:style-name="P3">Random Game Ideas</text:p>
      <text:p text:style-name="P2"/>
      <text:p text:style-name="P5">Rest Site Event</text:p>
      <text:list xml:id="list3346140478923081887" text:style-name="L150">
        <text:list-item>
          <text:p text:style-name="P134">You can do multiple things at each rest site</text:p>
        </text:list-item>
        <text:list-item>
          <text:p text:style-name="P134">At each rest site, you have 3 action points</text:p>
        </text:list-item>
        <text:list-item>
          <text:p text:style-name="P134">Doing something at a rest site spends an action point OR each action has a action point cost</text:p>
        </text:list-item>
        <text:list-item>
          <text:p text:style-name="P134"><text:soft-page-break/>E.g.</text:p>
          <text:list>
            <text:list-item>
              <text:p text:style-name="P134">Choose a character to level up : 2 points</text:p>
            </text:list-item>
            <text:list-item>
              <text:p text:style-name="P134">Choose a character to heal 50% health: 1 ap</text:p>
            </text:list-item>
            <text:list-item>
              <text:p text:style-name="P134">All character heal to full HP: 3 AP</text:p>
            </text:list-item>
            <text:list-item>
              <text:p text:style-name="P134">All character gain +1 mobility, energy and initiative in the next combat 2 AP</text:p>
            </text:list-item>
            <text:list-item>
              <text:p text:style-name="P134">Ressurect a dead character to 50% hp: 2 AP</text:p>
            </text:list-item>
          </text:list>
        </text:list-item>
      </text:list>
      <text:p text:style-name="P5">States Replace Artifacts</text:p>
      <text:list xml:id="list2009237354888694573" text:style-name="L151">
        <text:list-item>
          <text:p text:style-name="P135">Instead of Artifacts, players can receive blessings and curses known as 'States'</text:p>
        </text:list-item>
        <text:list-item>
          <text:p text:style-name="P135">States apply a party wide effect that lasts for specified time (permanent, expires in 3 encounters, expires </text:p>
        </text:list-item>
        <text:list-item>
          <text:p text:style-name="P135">States have a duration / expiration property that dictates how long it is in effect for, e.g.</text:p>
          <text:list>
            <text:list-item>
              <text:p text:style-name="P135">Permanent</text:p>
            </text:list-item>
            <text:list-item>
              <text:p text:style-name="P135">Expires after 3 encounters</text:p>
            </text:list-item>
            <text:list-item>
              <text:p text:style-name="P135">Expires at the start of the next act</text:p>
            </text:list-item>
            <text:list-item>
              <text:p text:style-name="P135">Expires when a character dies</text:p>
            </text:list-item>
            <text:list-item>
              <text:p text:style-name="P135">Instant (gain 300 gold, all characters level up, etc)</text:p>
            </text:list-item>
          </text:list>
        </text:list-item>
      </text:list>
      <text:list xml:id="list7579440369888250641" text:style-name="L152">
        <text:list-item>
          <text:p text:style-name="P136">State Ideas</text:p>
          <text:list>
            <text:list-item>
              <text:p text:style-name="P136">Stat increases (+ 1 wisdom, initiative, strength, dexterity, mobility, etc)</text:p>
            </text:list-item>
            <text:list-item>
              <text:p text:style-name="P136">Block does not expire on activation end</text:p>
            </text:list-item>
            <text:list-item>
              <text:p text:style-name="P136">All gold income is doubled</text:p>
            </text:list-item>
            <text:list-item>
              <text:p text:style-name="P136">All characters start combat with +1 energy and +1 max AP</text:p>
            </text:list-item>
            <text:list-item>
              <text:p text:style-name="P136">Dead characters start combat with 1hp</text:p>
            </text:list-item>
            <text:list-item>
              <text:p text:style-name="P136">Resting at camp site restores 100% hp</text:p>
            </text:list-item>
            <text:list-item>
              <text:p text:style-name="P136">You can remove states at rest sites</text:p>
            </text:list-item>
            <text:list-item>
              <text:p text:style-name="P136">When choosing an encounter, you may pick any from the next column</text:p>
            </text:list-item>
            <text:list-item>
              <text:p text:style-name="P136">Characters that end their activation without block gain +3 block</text:p>
            </text:list-item>
            <text:list-item>
              <text:p text:style-name="P136">Combat events drop an additional item reward</text:p>
            </text:list-item>
          </text:list>
        </text:list-item>
      </text:list>
      <text:p text:style-name="P2"/>
      <text:p text:style-name="P2"><text:soft-page-break/>Curse Ideas</text:p>
      <text:list xml:id="list7726761936143338251" text:style-name="L153">
        <text:list-item>
          <text:p text:style-name="P137">Fatigue: Your characters have -1 energy and initiative</text:p>
        </text:list-item>
        <text:list-item>
          <text:p text:style-name="P137">Shaken: Your characters have -1 strength and wisdom</text:p>
        </text:list-item>
        <text:list-item>
          <text:p text:style-name="P137">Disease: Your characters start combat with 1 poison</text:p>
        </text:list-item>
        <text:list-item>
          <text:p text:style-name="P137">Careless: Your characters cannot gain block</text:p>
        </text:list-item>
        <text:list-item>
          <text:p text:style-name="P137">Fear: You characters start combat with 2 exhausted and exposed</text:p>
        </text:list-item>
        <text:list-item>
          <text:p text:style-name="P137">Recklessness: Your characters cannot use 'skill' abilities</text:p>
        </text:list-item>
        <text:list-item>
          <text:p text:style-name="P137">Confusion: 50% for characters to become stunned on combat start</text:p>
        </text:list-item>
        <text:list-item>
          <text:p text:style-name="P137">Greed: You cannot gain gold</text:p>
        </text:list-item>
        <text:list-item>
          <text:p text:style-name="P137">Shame:</text:p>
        </text:list-item>
        <text:list-item>
          <text:p text:style-name="P137">Doubt: Your characters start combat with 'Pinned'</text:p>
        </text:list-item>
        <text:list-item>
          <text:p text:style-name="P137">Hemmoraging: Your characters cannot heal</text:p>
        </text:list-item>
        <text:list-item>
          <text:p text:style-name="P137">Wanted: You cannot spend money in shops (last til end of chapter)</text:p>
        </text:list-item>
      </text:list>
      <text:p text:style-name="P2">Temporary Blessing Ideas</text:p>
      <text:list xml:id="list7803957617688830763" text:style-name="L154">
        <text:list-item>
          <text:p text:style-name="P138">Courage: Your characters have +1 strength, wisdom, energy, initative and dexterity</text:p>
        </text:list-item>
        <text:list-item>
          <text:p text:style-name="P138">Armor Repairs: Block does not expire on activation end (3 encounters)</text:p>
        </text:list-item>
        <text:list-item>
          <text:p text:style-name="P138">Well Rested: +1 energy and initiative (3 encounters)</text:p>
        </text:list-item>
        <text:list-item>
          <text:p text:style-name="P138">Well Fed: +1 mobility and dexterity (3 encounters)</text:p>
        </text:list-item>
        <text:list-item>
          <text:p text:style-name="P138">Well Trained +1 Strength and Wisdom (3 encounters)</text:p>
        </text:list-item>
        <text:list-item>
          <text:p text:style-name="P138">Double all gold income (5 encounters)</text:p>
        </text:list-item>
        <text:list-item>
          <text:p text:style-name="P138">Vaccinated: Immune to poison. Start combat with +1 rune (5 encounters)</text:p>
        </text:list-item>
        <text:list-item>
          <text:p text:style-name="P138">Foresight/Scouting: When choosing an encounter, you may pick any from the next column (3 encounters)</text:p>
        </text:list-item>
      </text:list>
      <text:p text:style-name="P2">States similar to Artifacts</text:p>
      <text:list xml:id="list5936012724984566508" text:style-name="L155">
        <text:list-item>
          <text:p text:style-name="P139">Second Wind: Characters below 50% hp start combat with +2 strength and wisdom</text:p>
        </text:list-item>
        <text:list-item>
          <text:p text:style-name="P139">Cannibalistic: Characters heal +5hp at the end of combat</text:p>
        </text:list-item>
      </text:list>
      <text:p text:style-name="P2"/>
      <text:p text:style-name="P2"/>
      <text:p text:style-name="P2">Final Artifacts List</text:p>
      <text:list xml:id="list3496209457954636444" text:style-name="L156">
        <text:list-item>
          <text:list>
            <text:list-item>
              <text:p text:style-name="P140"><text:soft-page-break/>All gold gains are increased by 50% DONE</text:p>
            </text:list-item>
            <text:list-item>
              <text:p text:style-name="P140">Old Coin: On pick up, gain 200 gold DONE</text:p>
            </text:list-item>
            <text:list-item>
              <text:p text:style-name="P140">On pick up, all characters immediately gain 1 level DONE</text:p>
            </text:list-item>
            <text:list-item>
              <text:p text:style-name="P140">On pickup, increase the max HP of all characters by 20 DONE</text:p>
            </text:list-item>
            <text:list-item>
              <text:p text:style-name="P140">All characters start each combat with 6 block DONE</text:p>
            </text:list-item>
            <text:list-item>
              <text:p text:style-name="P140">Enemies in elite encounters start combat at 75% Hp. DONE</text:p>
            </text:list-item>
            <text:list-item>
              <text:p text:style-name="P140">Your characters lose 5 block instead of all block on activation start DONE</text:p>
            </text:list-item>
            <text:list-item>
              <text:p text:style-name="P140">Resting at a camp site restores 100% hp DONE</text:p>
            </text:list-item>
            <text:list-item>
              <text:p text:style-name="P140">Training at a rest site now grants +2 levels DONE</text:p>
            </text:list-item>
            <text:list-item>
              <text:p text:style-name="P140">Your characters are immune to free strikes DONE</text:p>
            </text:list-item>
            <text:list-item>
              <text:p text:style-name="P140">Characters that start combat with 50% or less hp gain +3 strength. DONE</text:p>
            </text:list-item>
            <text:list-item>
              <text:p text:style-name="P140">Your characters start combat at maximum AP. DONE</text:p>
            </text:list-item>
            <text:list-item>
              <text:p text:style-name="P140">Your characters have +2 max AP. DONE</text:p>
            </text:list-item>
            <text:list-item>
              <text:p text:style-name="P140">All character have +1</text:p>
              <text:list>
                <text:list-item>
                  <text:p text:style-name="P140">strength DONE</text:p>
                </text:list-item>
                <text:list-item>
                  <text:p text:style-name="P140">wisdom DONE</text:p>
                </text:list-item>
                <text:list-item>
                  <text:p text:style-name="P140">dexterity DONE</text:p>
                </text:list-item>
                <text:list-item>
                  <text:p text:style-name="P140">initative DONE</text:p>
                </text:list-item>
                <text:list-item>
                  <text:p text:style-name="P140">energy DONE</text:p>
                </text:list-item>
                <text:list-item>
                  <text:p text:style-name="P140">mobility DONE</text:p>
                </text:list-item>
              </text:list>
            </text:list-item>
          </text:list>
        </text:list-item>
      </text:list>
      <text:p text:style-name="P2"/>
      <text:list xml:id="list34812656" text:continue-numbering="true" text:style-name="L156">
        <text:list-item>
          <text:p text:style-name="P140">Artifact Ideas</text:p>
          <text:list>
            <text:list-item>
              <text:p text:style-name="P140">You characters are immune to free strikes</text:p>
            </text:list-item>
            <text:list-item>
              <text:p text:style-name="P140">Characters that end their activation without block gain +3 block</text:p>
            </text:list-item>
            <text:list-item>
              <text:p text:style-name="P140">All gold gains are increased by 50%</text:p>
            </text:list-item>
            <text:list-item>
              <text:p text:style-name="P140">On pick up, gain 300 gold</text:p>
            </text:list-item>
            <text:list-item>
              <text:p text:style-name="P140">All characters immediately gain 1 level</text:p>
            </text:list-item>
            <text:list-item>
              <text:p text:style-name="P140">All xp gains are increased by 50%</text:p>
            </text:list-item>
            <text:list-item>
              <text:p text:style-name="P140"><text:soft-page-break/>Your characters gain +1 mobility during the first turn of combat</text:p>
            </text:list-item>
            <text:list-item>
              <text:p text:style-name="P140">The drop chance of rare items is tripled.</text:p>
            </text:list-item>
            <text:list-item>
              <text:p text:style-name="P140">All characters start combat with +1 energy and +1 max AP</text:p>
            </text:list-item>
            <text:list-item>
              <text:p text:style-name="P140">All characters start combat with +1 strength</text:p>
            </text:list-item>
            <text:list-item>
              <text:p text:style-name="P140">All characters start combat with +1 dexterity</text:p>
            </text:list-item>
            <text:list-item>
              <text:p text:style-name="P140">If a character ends it turn with max AP, it gains +2 strength</text:p>
            </text:list-item>
            <text:list-item>
              <text:p text:style-name="P140">All characters start each combat with 6 block</text:p>
            </text:list-item>
            <text:list-item>
              <text:p text:style-name="P140">At the the start of combat, dead characters are revived at 1hp.</text:p>
            </text:list-item>
            <text:list-item>
              <text:p text:style-name="P140">At the start of combat, all characters gain +2 AP</text:p>
            </text:list-item>
            <text:list-item>
              <text:p text:style-name="P140">Enemies in elite encounters start combat at 75% Hp.</text:p>
            </text:list-item>
            <text:list-item>
              <text:p text:style-name="P140">Resting at a camp site now restores 50% hp</text:p>
            </text:list-item>
            <text:list-item>
              <text:p text:style-name="P140">On pickup, increase the max HP of all characters by 15</text:p>
            </text:list-item>
            <text:list-item>
              <text:p text:style-name="P140">If a character is at 100% HP, it starts combat with +1 energy</text:p>
            </text:list-item>
            <text:list-item>
              <text:p text:style-name="P140">Characters that end their turn on a grass tile gain +5 block</text:p>
            </text:list-item>
            <text:list-item>
              <text:p text:style-name="P140">Characters that end their turn on a grass tile gain +1 strength</text:p>
            </text:list-item>
            <text:list-item>
              <text:p text:style-name="P140">Training at a rest site now grants +2 levels</text:p>
            </text:list-item>
            <text:list-item>
              <text:p text:style-name="P140">You can remove curses at rest sites</text:p>
            </text:list-item>
            <text:list-item>
              <text:p text:style-name="P140">combat events drop an additional item reward</text:p>
            </text:list-item>
            <text:list-item>
              <text:p text:style-name="P140">when adding items to your inventory, you may gain +10 gold instead</text:p>
            </text:list-item>
            <text:list-item>
              <text:p text:style-name="P140">you can now dig for artifacts at camp sites</text:p>
            </text:list-item>
            <text:list-item>
              <text:p text:style-name="P140">block no longer expires at the start of turn</text:p>
            </text:list-item>
            <text:list-item>
              <text:p text:style-name="P140">you may ignore paths when choosing an encounter to travel to </text:p>
            </text:list-item>
          </text:list>
        </text:list-item>
      </text:list>
      <text:p text:style-name="P2">New Artifact Ideas</text:p>
      <text:list xml:id="list7680435168443055031" text:style-name="L157">
        <text:list-item>
          <text:p text:style-name="P141">Your characters gain +1 initiative on the first turn</text:p>
        </text:list-item>
        <text:list-item>
          <text:p text:style-name="P141">While a character has less then 50% life, it has +3 strength and wisdom</text:p>
        </text:list-item>
        <text:list-item>
          <text:p text:style-name="P141">Elite enemies start combat with 20% less life</text:p>
        </text:list-item>
        <text:list-item>
          <text:p text:style-name="P14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1-15T14:59:41.80</dc:date>
    <dc:creator>will black</dc:creator>
    <meta:editing-duration>P23DT11H30M18S</meta:editing-duration>
    <meta:editing-cycles>498</meta:editing-cycles>
    <meta:generator>OpenOffice/4.1.6$Win32 OpenOffice.org_project/416m1$Build-9790</meta:generator>
    <meta:document-statistic meta:table-count="0" meta:image-count="0" meta:object-count="0" meta:page-count="45" meta:paragraph-count="1173" meta:word-count="9592" meta:character-count="54972"/>
  </office:meta>
</office:document-meta>
</file>